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ffffff"/>
      <style:paragraph-properties fo:margin-top="0in" fo:margin-bottom="0.1665in" loext:contextual-spacing="false" fo:background-color="#ffffff"/>
      <style:text-properties officeooo:paragraph-rsid="0019cabc"/>
    </style:style>
    <style:style style:name="P2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9cabc"/>
    </style:style>
    <style:style style:name="P3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nsolas" fo:font-size="12pt" officeooo:paragraph-rsid="0019cabc" style:font-name-asian="Times New Roman1" style:font-size-asian="12pt" style:language-asian="ro" style:country-asian="RO" style:font-name-complex="Courier New1" style:font-size-complex="12pt"/>
    </style:style>
    <style:style style:name="P4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808080" style:font-name="Consolas" fo:font-size="12pt" officeooo:paragraph-rsid="0019cabc" style:font-name-asian="Times New Roman1" style:font-size-asian="12pt" style:language-asian="ro" style:country-asian="RO" style:font-name-complex="Courier New1" style:font-size-complex="12pt" style:font-style-complex="italic"/>
    </style:style>
    <style:style style:name="P5" style:family="paragraph" style:parent-style-name="HTML_20_Preformatted">
      <loext:graphic-properties draw:fill="solid" draw:fill-color="#ffffff"/>
      <style:paragraph-properties fo:margin-top="0in" fo:margin-bottom="0.1665in" loext:contextual-spacing="false" fo:background-color="#ffffff"/>
      <style:text-properties style:font-name="Times New Roman" officeooo:paragraph-rsid="0019cabc" style:font-name-complex="Times New Roman1" style:font-weight-complex="bold"/>
    </style:style>
    <style:style style:name="P6" style:family="paragraph" style:parent-style-name="List_20_Paragraph" style:list-style-name="WWNum1">
      <style:text-properties style:language-asian="ro" style:country-asian="RO"/>
    </style:style>
    <style:style style:name="P7" style:family="paragraph" style:parent-style-name="List_20_Paragraph" style:list-style-name="WWNum1">
      <loext:graphic-properties draw:fill="solid" draw:fill-color="#ffffff"/>
      <style:paragraph-properties fo:margin-top="0in" fo:margin-bottom="0in" loext:contextual-spacing="tru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nsolas" fo:font-size="12pt" officeooo:rsid="001d86f9" officeooo:paragraph-rsid="001d86f9" style:font-name-asian="Times New Roman1" style:font-size-asian="12pt" style:language-asian="ro" style:country-asian="RO" style:font-name-complex="Courier New1" style:font-size-complex="12pt" style:font-style-complex="italic"/>
    </style:style>
    <style:style style:name="P8" style:family="paragraph" style:parent-style-name="List_20_Paragraph" style:list-style-name="WWNum1">
      <loext:graphic-properties draw:fill="solid" draw:fill-color="#ffffff"/>
      <style:paragraph-properties fo:margin-top="0in" fo:margin-bottom="0in" loext:contextual-spacing="tru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nsolas" fo:font-size="12pt" officeooo:rsid="0021b15f" officeooo:paragraph-rsid="0021b15f" style:font-name-asian="Times New Roman1" style:font-size-asian="12pt" style:language-asian="ro" style:country-asian="RO" style:font-name-complex="Courier New1" style:font-size-complex="12pt" style:font-style-complex="italic"/>
    </style:style>
    <style:style style:name="P9" style:family="paragraph" style:parent-style-name="List_20_Paragraph" style:list-style-name="WWNum1">
      <loext:graphic-properties draw:fill="solid" draw:fill-color="#ffffff"/>
      <style:paragraph-properties fo:margin-top="0in" fo:margin-bottom="0in" loext:contextual-spacing="tru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nsolas" fo:font-size="12pt" officeooo:rsid="001d86f9" officeooo:paragraph-rsid="001d86f9" fo:background-color="#00ff00" style:font-name-asian="Times New Roman1" style:font-size-asian="12pt" style:language-asian="ro" style:country-asian="RO" style:font-name-complex="Courier New1" style:font-size-complex="12pt" style:font-style-complex="italic"/>
    </style:style>
    <style:style style:name="T1" style:family="text">
      <style:text-properties fo:color="#000000" fo:font-size="12pt" style:font-name-asian="Times New Roman1" style:font-size-asian="12pt" style:language-asian="ro" style:country-asian="RO" style:font-name-complex="Calibri" style:font-size-complex="12pt"/>
    </style:style>
    <style:style style:name="T2" style:family="text">
      <style:text-properties fo:color="#000000" fo:font-size="12pt" officeooo:rsid="00239815" style:font-name-asian="Times New Roman1" style:font-size-asian="12pt" style:language-asian="ro" style:country-asian="RO" style:font-name-complex="Calibri" style:font-size-complex="12pt"/>
    </style:style>
    <style:style style:name="T3" style:family="text">
      <style:text-properties fo:color="#000000" fo:font-size="12pt" officeooo:rsid="00256ad1" style:font-name-asian="Times New Roman1" style:font-size-asian="12pt" style:language-asian="ro" style:country-asian="RO" style:font-name-complex="Calibri" style:font-size-complex="12pt"/>
    </style:style>
    <style:style style:name="T4" style:family="text">
      <style:text-properties fo:color="#000000" fo:font-size="12pt" officeooo:rsid="0027432f" style:font-name-asian="Times New Roman1" style:font-size-asian="12pt" style:language-asian="ro" style:country-asian="RO" style:font-name-complex="Calibri" style:font-size-complex="12pt"/>
    </style:style>
    <style:style style:name="T5" style:family="text">
      <style:text-properties fo:color="#000000" fo:font-size="12pt" officeooo:rsid="0028c183" style:font-name-asian="Times New Roman1" style:font-size-asian="12pt" style:language-asian="ro" style:country-asian="RO" style:font-name-complex="Calibri" style:font-size-complex="12pt"/>
    </style:style>
    <style:style style:name="T6" style:family="text">
      <style:text-properties fo:color="#000000" fo:font-size="12pt" officeooo:rsid="002c4223" style:font-name-asian="Times New Roman1" style:font-size-asian="12pt" style:language-asian="ro" style:country-asian="RO" style:font-name-complex="Calibri" style:font-size-complex="12pt"/>
    </style:style>
    <style:style style:name="T7" style:family="text">
      <style:text-properties fo:color="#000000" fo:font-size="12pt" officeooo:rsid="002e4c89" style:font-name-asian="Times New Roman1" style:font-size-asian="12pt" style:language-asian="ro" style:country-asian="RO" style:font-name-complex="Calibri" style:font-size-complex="12pt"/>
    </style:style>
    <style:style style:name="T8" style:family="text">
      <style:text-properties fo:color="#000000" style:font-name="Consolas" fo:font-size="12pt" style:font-size-asian="12pt" style:font-size-complex="12pt"/>
    </style:style>
    <style:style style:name="T9" style:family="text">
      <style:text-properties fo:color="#000000" style:font-name="Consolas" fo:font-size="10pt" fo:font-style="normal" fo:font-weight="normal" style:font-size-asian="10pt" style:font-style-asian="normal" style:font-weight-asian="normal"/>
    </style:style>
    <style:style style:name="T10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11" style:family="text">
      <style:text-properties style:font-name="Times New Roman" fo:font-size="12pt" officeooo:rsid="001b5c1f" style:font-size-asian="12pt" style:font-name-complex="Times New Roman1" style:font-size-complex="12pt" style:font-weight-complex="bold"/>
    </style:style>
    <style:style style:name="T12" style:family="text">
      <style:text-properties fo:color="#000080" style:font-name="Consolas" fo:font-size="10pt" fo:font-style="normal" fo:font-weight="bold" style:font-size-asian="10pt" style:font-style-asian="normal" style:font-weight-asian="bold"/>
    </style:style>
    <style:style style:name="T13" style:family="text">
      <style:text-properties fo:color="#000080" style:font-name="Consolas" fo:font-size="10pt" fo:font-style="normal" fo:font-weight="bold" style:font-size-asian="10pt" style:font-style-asian="normal" style:font-weight-asian="bold" style:font-size-complex="12pt"/>
    </style:style>
    <style:style style:name="T14" style:family="text">
      <style:text-properties fo:color="#660e7a" style:font-name="Consolas" fo:font-size="10pt" fo:font-style="normal" fo:font-weight="bold" style:font-size-asian="10pt" style:font-style-asian="normal" style:font-weight-asian="bold"/>
    </style:style>
    <style:style style:name="T15" style:family="text">
      <style:text-properties fo:color="#660e7a" style:font-name="Consolas" fo:font-size="10pt" fo:font-style="italic" fo:font-weight="bold" style:font-size-asian="10pt" style:font-style-asian="italic" style:font-weight-asian="bold"/>
    </style:style>
    <style:style style:name="T16" style:family="text">
      <style:text-properties fo:color="#0000ff" style:font-name="Consolas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8000" style:font-name="Consolas" fo:font-size="10pt" fo:font-style="normal" fo:font-weight="bold" style:font-size-asian="10pt" style:font-style-asian="normal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Student <text:s text:c="2"/>propunător: </text:span><text:span text:style-name="T11">Popa Paul</text:span><text:span text:style-name="T10"> <text:s text:c="13"/>Grup</text:span><text:span text:style-name="T11">a:222</text:span><text:span text:style-name="T10"> <text:s text:c="8"/>Email:</text:span><text:span text:style-name="T11">ppir2643@scs.ubbcluj.ro</text:span></text:p>
      <text:p text:style-name="P5">EXEMPLU GRILA:</text:p>
      <text:p text:style-name="P1"><text:span text:style-name="T10">Ce se afișează la rularea codului urmator? Explicați.</text:span><text:span text:style-name="T8"><text:line-break/><text:line-break/></text:span><text:span text:style-name="T13">class </text:span><text:span text:style-name="T9">Forma {</text:span><text:line-break/><text:span text:style-name="T9"> <text:s text:c="3"/></text:span><text:span text:style-name="T12">protected </text:span><text:span text:style-name="T9">String </text:span><text:span text:style-name="T14">culoare</text:span><text:span text:style-name="T9">;</text:span><text:line-break/><text:span text:style-name="T9"> <text:s text:c="3"/></text:span><text:span text:style-name="T12">public </text:span><text:span text:style-name="T9">Forma(){</text:span><text:line-break/><text:span text:style-name="T9"> <text:s text:c="7"/></text:span><text:span text:style-name="T12">this</text:span><text:span text:style-name="T9">(</text:span><text:span text:style-name="T12">null</text:span><text:span text:style-name="T9">);</text:span><text:line-break/><text:span text:style-name="T9"> <text:s text:c="7"/>System.</text:span><text:span text:style-name="T15">out</text:span><text:span text:style-name="T9">.print(</text:span><text:span text:style-name="T17">"1"</text:span><text:span text:style-name="T9">);</text:span><text:line-break/><text:span text:style-name="T9"> <text:s text:c="3"/>}</text:span><text:line-break/><text:span text:style-name="T9"> <text:s text:c="3"/></text:span><text:span text:style-name="T12">public </text:span><text:span text:style-name="T9">Forma(String culoare){</text:span><text:line-break/><text:span text:style-name="T9"> <text:s text:c="7"/></text:span><text:span text:style-name="T12">this</text:span><text:span text:style-name="T9">.</text:span><text:span text:style-name="T14">culoare</text:span><text:span text:style-name="T9">=culoare;</text:span><text:line-break/><text:span text:style-name="T9"> <text:s text:c="7"/>System.</text:span><text:span text:style-name="T15">out</text:span><text:span text:style-name="T9">.print(</text:span><text:span text:style-name="T17">"2"</text:span><text:span text:style-name="T9">);</text:span><text:line-break/><text:span text:style-name="T9"> <text:s text:c="3"/>}</text:span><text:line-break/><text:span text:style-name="T9">}</text:span><text:line-break/><text:span text:style-name="T12">class </text:span><text:span text:style-name="T9">Cerc </text:span><text:span text:style-name="T12">extends </text:span><text:span text:style-name="T9">Forma{</text:span><text:line-break/><text:span text:style-name="T9"> <text:s text:c="3"/></text:span><text:span text:style-name="T12">protected </text:span><text:span text:style-name="T9">Double </text:span><text:span text:style-name="T14">diametru</text:span><text:span text:style-name="T9">;</text:span><text:line-break/><text:span text:style-name="T9"> <text:s text:c="3"/></text:span><text:span text:style-name="T12">public </text:span><text:span text:style-name="T9">Cerc(){</text:span><text:line-break/><text:span text:style-name="T9"> <text:s text:c="7"/></text:span><text:span text:style-name="T12">this</text:span><text:span text:style-name="T9">((</text:span><text:span text:style-name="T12">double</text:span><text:span text:style-name="T9">) </text:span><text:span text:style-name="T16">0</text:span><text:span text:style-name="T9">);</text:span><text:line-break/><text:span text:style-name="T9"> <text:s text:c="7"/>System.</text:span><text:span text:style-name="T15">out</text:span><text:span text:style-name="T9">.print(</text:span><text:span text:style-name="T17">"3"</text:span><text:span text:style-name="T9">);</text:span><text:line-break/><text:span text:style-name="T9"> <text:s text:c="3"/>}</text:span><text:line-break/><text:span text:style-name="T9"> <text:s text:c="3"/></text:span><text:span text:style-name="T12">public </text:span><text:span text:style-name="T9">Cerc(Double diametru){</text:span><text:line-break/><text:span text:style-name="T9"> <text:s text:c="7"/></text:span><text:span text:style-name="T12">this</text:span><text:span text:style-name="T9">.</text:span><text:span text:style-name="T14">diametru</text:span><text:span text:style-name="T9">=diametru;</text:span><text:line-break/><text:span text:style-name="T9"> <text:s text:c="7"/>System.</text:span><text:span text:style-name="T15">out</text:span><text:span text:style-name="T9">.print(</text:span><text:span text:style-name="T17">"4"</text:span><text:span text:style-name="T9">);</text:span><text:line-break/><text:span text:style-name="T9"> <text:s text:c="3"/>}</text:span><text:line-break/><text:span text:style-name="T9">}</text:span><text:line-break/><text:span text:style-name="T12">public class </text:span><text:span text:style-name="T9">Main{</text:span><text:line-break/><text:span text:style-name="T9"> <text:s text:c="3"/></text:span><text:span text:style-name="T12">public static void </text:span><text:span text:style-name="T9">main(String[] args) {</text:span><text:line-break/><text:span text:style-name="T9"> <text:s text:c="7"/>Forma cerc=</text:span><text:span text:style-name="T12">new </text:span><text:span text:style-name="T9">Cerc();</text:span><text:line-break/><text:span text:style-name="T9"> <text:s text:c="3"/>}</text:span><text:line-break/><text:span text:style-name="T9">}</text:span></text:p>
      <text:p text:style-name="P4">Variante de răspuns:</text:p>
      <text:list xml:id="list3799483354" text:style-name="WWNum1">
        <text:list-item>
          <text:p text:style-name="P7">34</text:p>
        </text:list-item>
        <text:list-item>
          <text:p text:style-name="P6">21</text:p>
        </text:list-item>
        <text:list-item>
          <text:p text:style-name="P8">eroare</text:p>
        </text:list-item>
        <text:list-item>
          <text:p text:style-name="P9">2143</text:p>
        </text:list-item>
      </text:list>
      <text:p text:style-name="P3"/>
      <text:p text:style-name="P2"><text:span text:style-name="T1">Explicați</text:span><text:span text:style-name="T2">e: </text:span><text:span text:style-name="T5">Se apelează contructorul fără parametrii din ,,Cerc”. </text:span><text:span text:style-name="T2">Se apeleaza </text:span><text:span text:style-name="T4">automat </text:span><text:span text:style-name="T2">contructorul default din ,,Forma”. </text:span><text:span text:style-name="T3">Se apelează explicit constructorul cu parametru din ,,Forma” și se afișează ,,2”</text:span><text:span text:style-name="T2">. </text:span><text:span text:style-name="T3">Se afișează ,,1”</text:span><text:span text:style-name="T2">. </text:span><text:span text:style-name="T3">Se apelează </text:span><text:span text:style-name="T6">explicit</text:span><text:span text:style-name="T3"> constructorul cu parametru din ,,Cerc” și se afișează ,,4”. Se afișează ,,3”. </text:span><text:span text:style-name="T7">Astfel, rezultă numărul ,,2143”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o" style:country-asian="RO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764in" fo:margin-left="0.526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0T18:56:55.667000000</meta:creation-date>
    <dc:date>2019-11-10T21:23:20.963000000</dc:date>
    <meta:editing-duration>PT2H3M5S</meta:editing-duration>
    <meta:editing-cycles>15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9" meta:word-count="128" meta:character-count="1125" meta:non-whitespace-character-count="866"/>
  </office:meta>
</office:document-meta>
</file>